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" svg:font-family="'Droid Sans Fallb', 'Malgun Gothic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" fo:font-size="16pt" fo:language="ru" fo:country="RU" fo:font-weight="bold" officeooo:paragraph-rsid="000ccb6e" style:font-name-asian="Droid Sans Fallb" style:font-size-asian="16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language="ru" fo:country="RU" fo:font-weight="bold" officeooo:paragraph-rsid="000ccb6e" style:font-name-asian="Droid Sans Fallb" style:font-size-asian="13pt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weight="bold" officeooo:paragraph-rsid="000ccb6e" style:font-name-asian="Droid Sans Fallb" style:font-size-asian="12pt" style:font-weight-asian="bold"/>
    </style:style>
    <style:style style:name="P4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fo:language="ru" fo:country="RU" officeooo:paragraph-rsid="000ccb6e" style:font-name-asian="Droid Sans Fallb" style:font-size-asian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officeooo:paragraph-rsid="000ccb6e" style:font-name-asian="Droid Sans Fallb" style:font-size-asian="12pt"/>
    </style:style>
    <style:style style:name="P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" fo:font-size="16pt" fo:language="ru" fo:country="RU" fo:font-weight="bold" officeooo:paragraph-rsid="000ccb6e" style:font-name-asian="Droid Sans Fallb" style:font-size-asian="16pt" style:font-weight-asian="bold"/>
    </style:style>
    <style:style style:name="P7" style:family="paragraph" style:parent-style-name="Standard">
      <style:paragraph-properties fo:margin-left="-0.1252in" fo:margin-right="0in" fo:line-height="150%" fo:text-align="center" style:justify-single-word="false"/>
      <style:text-properties officeooo:paragraph-rsid="000ccb6e"/>
    </style:style>
    <style:style style:name="P8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 fo:keep-with-next="always"/>
      <style:text-properties fo:color="#000000" loext:opacity="100%" style:font-name="Times New Roman" fo:font-size="16pt" fo:language="ru" fo:country="RU" fo:font-style="italic" style:text-underline-style="solid" style:text-underline-width="auto" style:text-underline-color="font-color" officeooo:paragraph-rsid="000ccb6e" style:font-name-asian="Droid Sans Fallb" style:font-size-asian="16pt" style:font-style-asian="italic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style="italic" style:text-underline-style="solid" style:text-underline-width="auto" style:text-underline-color="font-color" officeooo:paragraph-rsid="000ccb6e" style:font-name-asian="Droid Sans Fallb" style:font-size-asian="12pt" style:font-style-asian="italic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fo:language="ru" fo:country="RU" officeooo:paragraph-rsid="000ccb6e" style:font-name-asian="Droid Sans Fallb" style:font-size-asian="13pt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officeooo:paragraph-rsid="000ccb6e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fo:language="ru" fo:country="RU" fo:font-style="italic" style:text-underline-style="solid" style:text-underline-width="auto" style:text-underline-color="font-color" officeooo:paragraph-rsid="000ccb6e" style:font-name-asian="Droid Sans Fallb" style:font-size-asian="13pt" style:font-style-asian="italic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text-underline-style="solid" style:text-underline-width="auto" style:text-underline-color="font-color" officeooo:paragraph-rsid="000ccb6e" style:font-name-asian="Droid Sans Fallb" style:font-size-asian="12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ccb6e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3pt" fo:language="ru" fo:country="RU" officeooo:paragraph-rsid="000ccb6e" style:font-name-asian="Droid Sans Fallb" style:font-size-asian="13pt"/>
    </style:style>
    <style:style style:name="T1" style:family="text">
      <style:text-properties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text-transform="uppercase"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T3" style:family="text">
      <style:text-properties fo:color="#000000" loext:opacity="100%" style:font-name="Times New Roman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4" style:family="text">
      <style:text-properties fo:color="#000000" loext:opacity="100%" style:font-name="Times New Roman" fo:font-size="13pt" fo:language="ru" fo:country="RU" style:text-underline-style="solid" style:text-underline-width="auto" style:text-underline-color="font-color" officeooo:rsid="00154178" style:font-name-asian="Droid Sans Fallb" style:font-size-asian="13pt"/>
    </style:style>
    <style:style style:name="T5" style:family="text">
      <style:text-properties fo:color="#000000" loext:opacity="100%" style:font-name="Times New Roman" fo:font-size="13pt" fo:language="ru" fo:country="RU" style:font-name-asian="Droid Sans Fallb" style:font-size-asian="13pt"/>
    </style:style>
    <style:style style:name="T6" style:family="text">
      <style:text-properties fo:color="#000000" loext:opacity="100%" style:font-name="Times New Roman" fo:font-size="13pt" fo:language="ru" fo:country="RU" officeooo:rsid="00154178" style:font-name-asian="Droid Sans Fallb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6">ДОКЛАД</text:p>
      <text:p text:style-name="P7"><text:span text:style-name="T1">на тему </text:span><text:span text:style-name="T2">«НАЗВАНИЕ ТЕМЫ»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1"><text:span text:style-name="T3">Студент: <text:s/></text:span><text:span text:style-name="T4"><text:s/>Хайдаров </text:span><text:span text:style-name="T3"><text:s/>О.Ф.</text:span></text:p>
      <text:p text:style-name="P12"/>
      <text:p text:style-name="P11"><text:span text:style-name="T5"><text:tab/>Группа: НБИбд-02-2</text:span><text:span text:style-name="T6">5</text:span></text:p>
      <text:p text:style-name="P10"/>
      <text:p text:style-name="P11"><text:span text:style-name="T5">№ ст. билета: 103</text:span><text:span text:style-name="T6">2242468</text:span></text:p>
      <text:p text:style-name="P13"/>
      <text:p text:style-name="P5"/>
      <text:p text:style-name="P5"/>
      <text:p text:style-name="P5"/>
      <text:p text:style-name="P5"/>
      <text:p text:style-name="P2">МОСКВА</text:p>
      <text:p text:style-name="P14"><text:span text:style-name="T5">20</text:span><text:span text:style-name="T4">25</text:span><text:span text:style-name="T5"> г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" svg:font-family="'Droid Sans Fallb', 'Malgun Gothic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6:46:04.113061479</meta:creation-date>
    <dc:date>2026-01-10T16:49:13.603938449</dc:date>
    <meta:editing-duration>PT3M11S</meta:editing-duration>
    <meta:editing-cycles>1</meta:editing-cycles>
    <meta:generator>LibreOffice/25.8.4.2$Linux_X86_64 LibreOffice_project/0366609b1de41a39e1896ae41e33c673f2a73802</meta:generator>
    <meta:document-statistic meta:table-count="0" meta:image-count="0" meta:object-count="0" meta:page-count="2" meta:paragraph-count="11" meta:word-count="35" meta:character-count="286" meta:non-whitespace-character-count="256"/>
  </office:meta>
</office:document-meta>
</file>